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6.5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0.7cm"/>
    </style:style>
    <style:style style:name="gr3" style:family="graphic" style:parent-style-name="standard">
      <style:graphic-properties draw:stroke="none" svg:stroke-color="#000000" draw:fill="none" draw:fill-color="#ffffff" fo:min-height="0.92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22cm" fo:min-width="9.4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78cm" fo:min-width="4.5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7.4cm" svg:height="3.6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2cm" svg:height="1.1cm" svg:x="4cm" svg:y="13.7cm">
          <text:p text:style-name="P2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2cm" svg:height="1.1cm" svg:x="6.683cm" svg:y="13.7cm">
          <text:p text:style-name="P2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171cm" svg:x="4.7cm" svg:y="16.352cm">
          <draw:text-box>
            <text:p>W<text:span text:style-name="T1">1</text:span></text:p>
          </draw:text-box>
        </draw:frame>
        <draw:custom-shape draw:style-name="gr1" draw:text-style-name="P1" xml:id="id7" draw:id="id7" draw:layer="layout" svg:width="7.4cm" svg:height="3.6cm" svg:x="15.6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2cm" svg:height="1.1cm" svg:x="17.6cm" svg:y="13.7cm">
          <text:p text:style-name="P2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cm" svg:height="1.1cm" svg:x="20.283cm" svg:y="13.7cm">
          <text:p text:style-name="P2">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171cm" svg:x="18.3cm" svg:y="16.352cm">
          <draw:text-box>
            <text:p>W<text:span text:style-name="T1">2</text:span></text:p>
          </draw:text-box>
        </draw:frame>
        <draw:custom-shape draw:style-name="gr4" draw:text-style-name="P1" xml:id="id6" draw:id="id6" draw:layer="layout" svg:width="10.4cm" svg:height="4.4cm" svg:x="7.5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5.3cm" svg:height="2.8cm" svg:x="10.058cm" svg:y="1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1.2cm" svg:height="1.1cm" svg:x="12.107cm" svg:y="2.917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1.2cm" svg:height="1.1cm" svg:x="9.631cm" svg:y="7.376cm">
          <text:p text:style-name="P2">m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cm" svg:height="1.1cm" svg:x="9.618cm" svg:y="9.5cm">
          <text:p text:style-name="P2">r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1.2cm" svg:height="1.1cm" svg:x="14.5cm" svg:y="7.4cm">
          <text:p text:style-name="P2">m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1.2cm" svg:height="1.1cm" svg:x="14.5cm" svg:y="9.558cm">
          <text:p text:style-name="P2">r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5.2cm" svg:y1="14.25cm" svg:x2="6.683cm" svg:y2="14.25cm" draw:start-shape="id1" draw:start-glue-point="1" draw:end-shape="id2" draw:end-glue-point="3" svg:d="M5200 14250h1483" svg:viewBox="0 0 1484 1">
          <text:p/>
        </draw:connector>
        <draw:connector draw:style-name="gr6" draw:text-style-name="P4" draw:layer="layout" svg:x1="18.8cm" svg:y1="14.25cm" svg:x2="20.283cm" svg:y2="14.25cm" draw:start-shape="id3" draw:start-glue-point="1" draw:end-shape="id4" draw:end-glue-point="3" svg:d="M18800 14250h1483" svg:viewBox="0 0 1484 1">
          <text:p/>
        </draw:connector>
        <draw:connector draw:style-name="gr6" draw:text-style-name="P4" draw:layer="layout" svg:x1="5.7cm" svg:y1="12.5cm" svg:x2="7.5cm" svg:y2="8.9cm" draw:start-shape="id5" draw:start-glue-point="0" draw:end-shape="id6" draw:end-glue-point="3" svg:d="M5700 12500v-3600h1800" svg:viewBox="0 0 1801 3601">
          <text:p/>
        </draw:connector>
        <draw:connector draw:style-name="gr6" draw:text-style-name="P4" draw:layer="layout" svg:x1="19.3cm" svg:y1="12.5cm" svg:x2="17.9cm" svg:y2="8.9cm" draw:start-shape="id7" draw:start-glue-point="0" draw:end-shape="id6" draw:end-glue-point="1" svg:d="M19300 12500v-3600h-1400" svg:viewBox="0 0 1401 3601">
          <text:p/>
        </draw:connector>
        <draw:connector draw:style-name="gr6" draw:text-style-name="P4" draw:layer="layout" svg:x1="12.7cm" svg:y1="6.7cm" svg:x2="12.708cm" svg:y2="4.758cm" draw:start-shape="id6" draw:start-glue-point="0" draw:end-shape="id8" svg:d="M12700 6700v-970h8v-972" svg:viewBox="0 0 9 1943">
          <text:p/>
        </draw:connector>
        <draw:connector draw:style-name="gr6" draw:text-style-name="P4" draw:layer="layout" svg:x1="12.708cm" svg:y1="4.758cm" svg:x2="12.707cm" svg:y2="4.017cm" draw:start-shape="id8" draw:start-glue-point="2" draw:end-shape="id9" draw:end-glue-point="2" svg:d="M12708 4758v502h-1v-1243" svg:viewBox="0 0 2 1244">
          <text:p/>
        </draw:connector>
        <draw:connector draw:style-name="gr6" draw:text-style-name="P4" draw:layer="layout" svg:x1="15.1cm" svg:y1="8.5cm" svg:x2="15.1cm" svg:y2="9.558cm" draw:start-shape="id10" draw:start-glue-point="2" draw:end-shape="id11" draw:end-glue-point="0" svg:d="M15100 8500v1058" svg:viewBox="0 0 1 1059">
          <text:p/>
        </draw:connector>
        <draw:connector draw:style-name="gr6" draw:text-style-name="P4" draw:layer="layout" svg:x1="10.231cm" svg:y1="8.476cm" svg:x2="10.218cm" svg:y2="9.5cm" draw:start-shape="id12" draw:start-glue-point="2" draw:end-shape="id13" draw:end-glue-point="0" svg:d="M10231 8476v512h-13v512" svg:viewBox="0 0 14 1025">
          <text:p/>
        </draw:connector>
        <draw:connector draw:style-name="gr6" draw:text-style-name="P4" draw:layer="layout" draw:type="curve" svg:x1="10.831cm" svg:y1="7.926cm" svg:x2="15.1cm" svg:y2="7.4cm" draw:start-shape="id12" draw:start-glue-point="1" draw:end-shape="id10" draw:end-glue-point="0" svg:d="M10831 7926c2752 0 2292-514 2672-833s1597-444 1597 307" svg:viewBox="0 0 4270 1085">
          <text:p/>
        </draw:connector>
        <draw:connector draw:style-name="gr6" draw:text-style-name="P4" draw:layer="layout" draw:type="curve" svg:x1="14.5cm" svg:y1="7.95cm" svg:x2="10.231cm" svg:y2="7.376cm" draw:start-shape="id10" draw:start-glue-point="3" draw:end-shape="id12" draw:end-glue-point="0" svg:d="M14500 7950c-2751 0-2292-538-2672-869s-1597-456-1597 295" svg:viewBox="0 0 4270 1131">
          <text:p/>
        </draw:connector>
        <draw:connector draw:style-name="gr6" draw:text-style-name="P4" draw:layer="layout" draw:type="curve" svg:x1="7.5cm" svg:y1="8.9cm" svg:x2="9.631cm" svg:y2="7.926cm" draw:start-shape="id6" draw:start-glue-point="3" draw:end-shape="id12" draw:end-glue-point="3" svg:d="M7500 8900c-751 0-1817-974 2131-974" svg:viewBox="0 0 2852 975">
          <text:p/>
        </draw:connector>
        <draw:connector draw:style-name="gr6" draw:text-style-name="P4" draw:layer="layout" draw:type="curve" svg:x1="17.9cm" svg:y1="8.9cm" svg:x2="15.7cm" svg:y2="7.95cm" draw:start-shape="id6" draw:start-glue-point="1" draw:end-shape="id10" draw:end-glue-point="1" svg:d="M17900 8900c753 0 1853-950-2200-950" svg:viewBox="0 0 2928 951">
          <text:p/>
        </draw:connector>
        <draw:frame draw:style-name="gr7" draw:text-style-name="P3" draw:layer="layout" svg:width="1.4cm" svg:height="1.1cm" svg:x="12.2cm" svg:y="11.5cm">
          <draw:text-box>
            <text:p>M</text:p>
          </draw:text-box>
        </draw:frame>
        <draw:frame draw:style-name="gr8" draw:text-style-name="P3" draw:layer="layout" svg:width="0.9cm" svg:height="0.962cm" svg:x="16cm" svg:y="2.9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23:48:29.186377452</meta:creation-date>
    <dc:date>2016-02-18T11:43:51.579515219</dc:date>
    <meta:editing-duration>PT10M33S</meta:editing-duration>
    <meta:editing-cycles>3</meta:editing-cycles>
    <meta:generator>LibreOffice/5.0.5.2$Linux_X86_64 LibreOffice_project/00m0$Build-2</meta:generator>
    <meta:document-statistic meta:object-count="29"/>
  </office:meta>
</office:document-meta>
</file>